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bab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5890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5f2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8f9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a2369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70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d202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a28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fc65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b9f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e09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d1e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e971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342c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70ff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737e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4b9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88c5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e70a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2440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1a51a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08b9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dfc9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a384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a904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2f2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b0275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6121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ee86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2b9c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bd51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055e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2f03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6c67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82fb4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aae2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b45bb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885c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bcaf4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bc970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bdbd7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d702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208b9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3dfc9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4a904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692f2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5419b6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2pt" fo:font-weight="bold" officeooo:rsid="0044a904" officeooo:paragraph-rsid="0044a904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size="12pt" fo:font-weight="bold" officeooo:rsid="0044a904" officeooo:paragraph-rsid="004692f2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size="12pt" fo:font-weight="bold" officeooo:rsid="004692f2" officeooo:paragraph-rsid="004692f2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3bab0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5890f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65f29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7aef8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98f98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bc70e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d2022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fc652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32e09f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552f03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56c67d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582fb4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5bdbd7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5890f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7aef8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a2369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bc70e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d2022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ea285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1b5b4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2b9f0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25890f" officeooo:paragraph-rsid="0025890f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7aef8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a2369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98f98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a2369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bc70e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d2022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1b5b4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2b9f0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d1e3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9342c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e971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02440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4a384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c6121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fo:font-weight="normal" officeooo:rsid="002d2022" officeooo:paragraph-rsid="002d2022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ea285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f07b6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2pt" fo:font-weight="normal" officeooo:rsid="002f07b6" officeooo:paragraph-rsid="002f07b6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d1e3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e971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9342c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662fb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342c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70ff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b737e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f911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02440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4a384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b0275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52885c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5bc970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342c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70ff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fo:font-size="12pt" fo:font-weight="normal" officeooo:rsid="0039f911" officeooo:paragraph-rsid="0039f911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b9844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c88c5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e70ac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c88c5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e70ac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208b9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3dfc9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4a904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692f2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c6121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ee86d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fbd51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2055e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419b6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9aae2" style:font-size-asian="10.5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b45bb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bcaf4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fo:font-size="12pt" fo:font-weight="normal" officeooo:rsid="003e70ac" officeooo:paragraph-rsid="003e70ac" style:font-size-asian="10.5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fo:font-size="12pt" fo:font-weight="normal" officeooo:rsid="003f5315" officeooo:paragraph-rsid="003f5315" style:font-size-asian="10.5pt" style:font-weight-asian="normal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02440" style:font-size-asian="10.5pt" style:font-weight-asian="normal" style:font-size-complex="12pt" style:font-weight-complex="normal"/>
    </style:style>
    <style:style style:name="P199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4a384" style:font-size-asian="10.5pt" style:font-weight-asian="normal" style:font-size-complex="12pt" style:font-weight-complex="normal"/>
    </style:style>
    <style:style style:name="P200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b0275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52885c" style:font-size-asian="10.5pt" style:font-weight-asian="normal" style:font-size-complex="12pt" style:font-weight-complex="normal"/>
    </style:style>
    <style:style style:name="P202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5bc970" style:font-size-asian="10.5pt" style:font-weight-asian="normal" style:font-size-complex="12pt" style:font-weight-complex="normal"/>
    </style:style>
    <style:style style:name="P203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1a51a" style:font-size-asian="10.5pt" style:font-weight-asian="normal" style:font-size-complex="12pt" style:font-weight-complex="normal"/>
    </style:style>
    <style:style style:name="P204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208b9" style:font-size-asian="10.5pt" style:font-weight-asian="normal" style:font-size-complex="12pt" style:font-weight-complex="normal"/>
    </style:style>
    <style:style style:name="P205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3dfc9" style:font-size-asian="10.5pt" style:font-weight-asian="normal" style:font-size-complex="12pt" style:font-weight-complex="normal"/>
    </style:style>
    <style:style style:name="P206" style:family="paragraph" style:parent-style-name="Standard">
      <style:paragraph-properties fo:text-align="start" style:justify-single-word="false"/>
      <style:text-properties fo:font-size="12pt" fo:font-weight="normal" officeooo:rsid="0044a904" officeooo:paragraph-rsid="004b0275" style:font-size-asian="10.5pt" style:font-weight-asian="normal" style:font-size-complex="12pt" style:font-weight-complex="normal"/>
    </style:style>
    <style:style style:name="P207" style:family="paragraph" style:parent-style-name="Standard">
      <style:paragraph-properties fo:text-align="start" style:justify-single-word="false"/>
      <style:text-properties fo:font-size="12pt" fo:font-weight="normal" officeooo:rsid="0044a904" officeooo:paragraph-rsid="0052885c" style:font-size-asian="10.5pt" style:font-weight-asian="normal" style:font-size-complex="12pt" style:font-weight-complex="normal"/>
    </style:style>
    <style:style style:name="P208" style:family="paragraph" style:parent-style-name="Standard">
      <style:paragraph-properties fo:text-align="start" style:justify-single-word="false"/>
      <style:text-properties fo:font-size="12pt" fo:font-weight="normal" officeooo:rsid="0044a904" officeooo:paragraph-rsid="005419b6" style:font-size-asian="10.5pt" style:font-weight-asian="normal" style:font-size-complex="12pt" style:font-weight-complex="normal"/>
    </style:style>
    <style:style style:name="P209" style:family="paragraph" style:parent-style-name="Standard">
      <style:paragraph-properties fo:text-align="start" style:justify-single-word="false"/>
      <style:text-properties fo:font-size="12pt" fo:font-weight="normal" officeooo:rsid="004b0275" officeooo:paragraph-rsid="004b0275" style:font-size-asian="10.5pt" style:font-weight-asian="normal" style:font-size-complex="12pt" style:font-weight-complex="normal"/>
    </style:style>
    <style:style style:name="P210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4c6121" style:font-size-asian="10.5pt" style:font-weight-asian="normal" style:font-size-complex="12pt" style:font-weight-complex="normal"/>
    </style:style>
    <style:style style:name="P211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4fbd51" style:font-size-asian="10.5pt" style:font-weight-asian="normal" style:font-size-complex="12pt" style:font-weight-complex="normal"/>
    </style:style>
    <style:style style:name="P212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52055e" style:font-size-asian="10.5pt" style:font-weight-asian="normal" style:font-size-complex="12pt" style:font-weight-complex="normal"/>
    </style:style>
    <style:style style:name="P213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59aae2" style:font-size-asian="10.5pt" style:font-weight-asian="normal" style:font-size-complex="12pt" style:font-weight-complex="normal"/>
    </style:style>
    <style:style style:name="P214" style:family="paragraph" style:parent-style-name="Standard">
      <style:paragraph-properties fo:text-align="start" style:justify-single-word="false"/>
      <style:text-properties fo:font-size="12pt" fo:font-weight="normal" officeooo:rsid="004ee86d" officeooo:paragraph-rsid="004ee86d" style:font-size-asian="10.5pt" style:font-weight-asian="normal" style:font-size-complex="12pt" style:font-weight-complex="normal"/>
    </style:style>
    <style:style style:name="P215" style:family="paragraph" style:parent-style-name="Standard">
      <style:paragraph-properties fo:text-align="start" style:justify-single-word="false"/>
      <style:text-properties fo:font-size="12pt" fo:font-weight="normal" officeooo:rsid="004f2b9c" officeooo:paragraph-rsid="004f2b9c" style:font-size-asian="10.5pt" style:font-weight-asian="normal" style:font-size-complex="12pt" style:font-weight-complex="normal"/>
    </style:style>
    <style:style style:name="P216" style:family="paragraph" style:parent-style-name="Standard">
      <style:paragraph-properties fo:text-align="start" style:justify-single-word="false"/>
      <style:text-properties fo:font-size="12pt" fo:font-weight="normal" officeooo:rsid="0052885c" officeooo:paragraph-rsid="0052885c" style:font-size-asian="10.5pt" style:font-weight-asian="normal" style:font-size-complex="12pt" style:font-weight-complex="normal"/>
    </style:style>
    <style:style style:name="P217" style:family="paragraph" style:parent-style-name="Standard">
      <style:paragraph-properties fo:text-align="start" style:justify-single-word="false"/>
      <style:text-properties fo:font-size="12pt" fo:font-weight="normal" officeooo:rsid="0052885c" officeooo:paragraph-rsid="0053560c" style:font-size-asian="10.5pt" style:font-weight-asian="normal" style:font-size-complex="12pt" style:font-weight-complex="normal"/>
    </style:style>
    <style:style style:name="P218" style:family="paragraph" style:parent-style-name="Standard">
      <style:paragraph-properties fo:text-align="start" style:justify-single-word="false"/>
      <style:text-properties fo:font-size="12pt" fo:font-weight="normal" officeooo:rsid="0052885c" officeooo:paragraph-rsid="005419b6" style:font-size-asian="10.5pt" style:font-weight-asian="normal" style:font-size-complex="12pt" style:font-weight-complex="normal"/>
    </style:style>
    <style:style style:name="P219" style:family="paragraph" style:parent-style-name="Standard">
      <style:paragraph-properties fo:text-align="start" style:justify-single-word="false"/>
      <style:text-properties fo:font-size="12pt" fo:font-weight="normal" officeooo:rsid="0052885c" officeooo:paragraph-rsid="005bc970" style:font-size-asian="10.5pt" style:font-weight-asian="normal" style:font-size-complex="12pt" style:font-weight-complex="normal"/>
    </style:style>
    <style:style style:name="P220" style:family="paragraph" style:parent-style-name="Standard">
      <style:paragraph-properties fo:text-align="start" style:justify-single-word="false"/>
      <style:text-properties fo:font-size="12pt" fo:font-weight="normal" officeooo:rsid="0044a384" officeooo:paragraph-rsid="004f2b9c" style:font-size-asian="10.5pt" style:font-weight-asian="normal" style:font-size-complex="12pt" style:font-weight-complex="normal"/>
    </style:style>
    <style:style style:name="P221" style:family="paragraph" style:parent-style-name="Standard">
      <style:paragraph-properties fo:text-align="start" style:justify-single-word="false"/>
      <style:text-properties fo:font-size="12pt" fo:font-weight="normal" officeooo:rsid="0044a384" officeooo:paragraph-rsid="004b0275" style:font-size-asian="10.5pt" style:font-weight-asian="normal" style:font-size-complex="12pt" style:font-weight-complex="normal"/>
    </style:style>
    <style:style style:name="P222" style:family="paragraph" style:parent-style-name="Standard">
      <style:paragraph-properties fo:text-align="start" style:justify-single-word="false"/>
      <style:text-properties fo:font-size="12pt" fo:font-weight="normal" officeooo:rsid="0044a384" officeooo:paragraph-rsid="0056c67d" style:font-size-asian="10.5pt" style:font-weight-asian="normal" style:font-size-complex="12pt" style:font-weight-complex="normal"/>
    </style:style>
    <style:style style:name="P223" style:family="paragraph" style:parent-style-name="Standard">
      <style:paragraph-properties fo:text-align="start" style:justify-single-word="false"/>
      <style:text-properties fo:font-size="12pt" fo:font-weight="normal" officeooo:rsid="005b45bb" officeooo:paragraph-rsid="005b45bb" style:font-size-asian="10.5pt" style:font-weight-asian="normal" style:font-size-complex="12pt" style:font-weight-complex="normal"/>
    </style:style>
    <style:style style:name="P224" style:family="paragraph" style:parent-style-name="Standard">
      <style:paragraph-properties fo:text-align="start" style:justify-single-word="false"/>
      <style:text-properties fo:font-size="12pt" fo:font-weight="normal" officeooo:rsid="005b45bb" officeooo:paragraph-rsid="005bcaf4" style:font-size-asian="10.5pt" style:font-weight-asian="normal" style:font-size-complex="12pt" style:font-weight-complex="normal"/>
    </style:style>
    <style:style style:name="P225" style:family="paragraph" style:parent-style-name="Standard">
      <style:paragraph-properties fo:text-align="start" style:justify-single-word="false"/>
      <style:text-properties fo:font-size="12pt" fo:font-weight="normal" officeooo:rsid="005bc970" officeooo:paragraph-rsid="005bc970" style:font-size-asian="10.5pt" style:font-weight-asian="normal" style:font-size-complex="12pt" style:font-weight-complex="normal"/>
    </style:style>
    <style:style style:name="P226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2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33d702" style:font-size-asian="10.5pt" style:font-weight-asian="normal" style:font-size-complex="12pt" style:font-weight-complex="normal"/>
    </style:style>
    <style:style style:name="P22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22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23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23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3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23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23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692f2" style:font-size-asian="10.5pt" style:font-weight-asian="bold" style:font-size-complex="12pt" style:font-weight-complex="bold"/>
    </style:style>
    <style:style style:name="P23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885c" style:font-size-asian="10.5pt" style:font-weight-asian="bold" style:font-size-complex="12pt" style:font-weight-complex="bold"/>
    </style:style>
    <style:style style:name="P2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bdbd7" style:font-size-asian="10.5pt" style:font-weight-asian="bold" style:font-size-complex="12pt" style:font-weight-complex="bold"/>
    </style:style>
    <style:style style:name="P2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d86b8" style:font-size-asian="10.5pt" style:font-weight-asian="bold" style:font-size-complex="12pt" style:font-weight-complex="bold"/>
    </style:style>
    <style:style style:name="P238" style:family="paragraph" style:parent-style-name="Standard">
      <style:paragraph-properties fo:text-align="start" style:justify-single-word="false"/>
      <style:text-properties fo:font-size="12pt" fo:font-weight="normal" officeooo:rsid="005b45bb" officeooo:paragraph-rsid="005d86b8" style:font-size-asian="10.5pt" style:font-weight-asian="normal" style:font-size-complex="12pt" style:font-weight-complex="normal"/>
    </style:style>
    <style:style style:name="P239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d86b8" style:font-size-asian="10.5pt" style:font-weight-asian="normal" style:font-size-complex="12pt" style:font-weight-complex="normal"/>
    </style:style>
    <style:style style:name="P240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5d86b8" style:font-size-asian="10.5pt" style:font-weight-asian="normal" style:font-size-complex="12pt" style:font-weight-complex="normal"/>
    </style:style>
    <style:style style:name="P24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d86b8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fo:font-weight="normal" officeooo:rsid="0034d1e3" style:font-weight-asian="normal" style:font-weight-complex="normal"/>
    </style:style>
    <style:style style:name="T7" style:family="text">
      <style:text-properties fo:font-weight="normal" officeooo:rsid="003662fb" style:font-weight-asian="normal" style:font-weight-complex="normal"/>
    </style:style>
    <style:style style:name="T8" style:family="text">
      <style:text-properties fo:font-weight="normal" officeooo:rsid="003c64b9" style:font-weight-asian="normal" style:font-weight-complex="normal"/>
    </style:style>
    <style:style style:name="T9" style:family="text">
      <style:text-properties fo:font-weight="normal" officeooo:rsid="0043dfc9" style:font-weight-asian="normal" style:font-weight-complex="normal"/>
    </style:style>
    <style:style style:name="T10" style:family="text">
      <style:text-properties fo:font-weight="normal" officeooo:rsid="0044a904" style:font-weight-asian="normal" style:font-weight-complex="normal"/>
    </style:style>
    <style:style style:name="T11" style:family="text">
      <style:text-properties fo:font-weight="normal" officeooo:rsid="004692f2" style:font-weight-asian="normal" style:font-weight-complex="normal"/>
    </style:style>
    <style:style style:name="T12" style:family="text">
      <style:text-properties fo:font-weight="normal" officeooo:rsid="00402440" style:font-weight-asian="normal" style:font-weight-complex="normal"/>
    </style:style>
    <style:style style:name="T13" style:family="text">
      <style:text-properties fo:font-weight="normal" officeooo:rsid="0044a384" style:font-weight-asian="normal" style:font-weight-complex="normal"/>
    </style:style>
    <style:style style:name="T14" style:family="text">
      <style:text-properties fo:font-weight="normal" officeooo:rsid="005419b6" style:font-weight-asian="normal" style:font-weight-complex="normal"/>
    </style:style>
    <style:style style:name="T15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16" style:family="text">
      <style:text-properties officeooo:rsid="000d2382"/>
    </style:style>
    <style:style style:name="T17" style:family="text">
      <style:text-properties officeooo:rsid="000a26a8"/>
    </style:style>
    <style:style style:name="T18" style:family="text">
      <style:text-properties officeooo:rsid="000d56e7"/>
    </style:style>
    <style:style style:name="T19" style:family="text">
      <style:text-properties officeooo:rsid="000f22b4"/>
    </style:style>
    <style:style style:name="T20" style:family="text">
      <style:text-properties officeooo:rsid="00117923"/>
    </style:style>
    <style:style style:name="T21" style:family="text">
      <style:text-properties officeooo:rsid="0012d193"/>
    </style:style>
    <style:style style:name="T22" style:family="text">
      <style:text-properties officeooo:rsid="0013ceb8"/>
    </style:style>
    <style:style style:name="T23" style:family="text">
      <style:text-properties officeooo:rsid="001c6e89"/>
    </style:style>
    <style:style style:name="T24" style:family="text">
      <style:text-properties officeooo:rsid="001a3524"/>
    </style:style>
    <style:style style:name="T25" style:family="text">
      <style:text-properties officeooo:rsid="00106a4c"/>
    </style:style>
    <style:style style:name="T26" style:family="text">
      <style:text-properties officeooo:rsid="0018d0a2"/>
    </style:style>
    <style:style style:name="T27" style:family="text">
      <style:text-properties officeooo:rsid="001de4c0"/>
    </style:style>
    <style:style style:name="T28" style:family="text">
      <style:text-properties officeooo:rsid="001e8593"/>
    </style:style>
    <style:style style:name="T29" style:family="text">
      <style:text-properties officeooo:rsid="0023814a"/>
    </style:style>
    <style:style style:name="T30" style:family="text">
      <style:text-properties officeooo:rsid="0025890f"/>
    </style:style>
    <style:style style:name="T31" style:family="text">
      <style:text-properties officeooo:rsid="00265f29"/>
    </style:style>
    <style:style style:name="T32" style:family="text">
      <style:text-properties officeooo:rsid="002720f7"/>
    </style:style>
    <style:style style:name="T33" style:family="text">
      <style:text-properties officeooo:rsid="00298f98"/>
    </style:style>
    <style:style style:name="T34" style:family="text">
      <style:text-properties officeooo:rsid="002a2369"/>
    </style:style>
    <style:style style:name="T35" style:family="text">
      <style:text-properties officeooo:rsid="002bc70e"/>
    </style:style>
    <style:style style:name="T36" style:family="text">
      <style:text-properties officeooo:rsid="002d2022"/>
    </style:style>
    <style:style style:name="T37" style:family="text">
      <style:text-properties officeooo:rsid="002f07b6"/>
    </style:style>
    <style:style style:name="T38" style:family="text">
      <style:text-properties officeooo:rsid="002fc652"/>
    </style:style>
    <style:style style:name="T39" style:family="text">
      <style:text-properties officeooo:rsid="00313c6e"/>
    </style:style>
    <style:style style:name="T40" style:family="text">
      <style:text-properties officeooo:rsid="0031b5b4"/>
    </style:style>
    <style:style style:name="T41" style:family="text">
      <style:text-properties officeooo:rsid="0032b9f0"/>
    </style:style>
    <style:style style:name="T42" style:family="text">
      <style:text-properties officeooo:rsid="0032e09f"/>
    </style:style>
    <style:style style:name="T43" style:family="text">
      <style:text-properties officeooo:rsid="0034d1e3"/>
    </style:style>
    <style:style style:name="T44" style:family="text">
      <style:text-properties officeooo:rsid="0034e971"/>
    </style:style>
    <style:style style:name="T45" style:family="text">
      <style:text-properties officeooo:rsid="003662fb"/>
    </style:style>
    <style:style style:name="T46" style:family="text">
      <style:text-properties officeooo:rsid="0039342c"/>
    </style:style>
    <style:style style:name="T47" style:family="text">
      <style:text-properties officeooo:rsid="003970ff"/>
    </style:style>
    <style:style style:name="T48" style:family="text">
      <style:text-properties officeooo:rsid="0039f911"/>
    </style:style>
    <style:style style:name="T49" style:family="text">
      <style:text-properties officeooo:rsid="003b737e"/>
    </style:style>
    <style:style style:name="T50" style:family="text">
      <style:text-properties officeooo:rsid="003c64b9"/>
    </style:style>
    <style:style style:name="T51" style:family="text">
      <style:text-properties officeooo:rsid="003c88c5"/>
    </style:style>
    <style:style style:name="T52" style:family="text">
      <style:text-properties officeooo:rsid="004d095d"/>
    </style:style>
    <style:style style:name="T53" style:family="text">
      <style:text-properties officeooo:rsid="003e70ac"/>
    </style:style>
    <style:style style:name="T54" style:family="text">
      <style:text-properties officeooo:rsid="00402440"/>
    </style:style>
    <style:style style:name="T55" style:family="text">
      <style:text-properties officeooo:rsid="003f5315"/>
    </style:style>
    <style:style style:name="T56" style:family="text">
      <style:text-properties officeooo:rsid="0043dfc9"/>
    </style:style>
    <style:style style:name="T57" style:family="text">
      <style:text-properties officeooo:rsid="0044a384"/>
    </style:style>
    <style:style style:name="T58" style:family="text">
      <style:text-properties officeooo:rsid="004692f2"/>
    </style:style>
    <style:style style:name="T59" style:family="text">
      <style:text-properties officeooo:rsid="004c6121"/>
    </style:style>
    <style:style style:name="T60" style:family="text">
      <style:text-properties officeooo:rsid="004ee86d"/>
    </style:style>
    <style:style style:name="T61" style:family="text">
      <style:text-properties officeooo:rsid="004f2b9c"/>
    </style:style>
    <style:style style:name="T62" style:family="text">
      <style:text-properties officeooo:rsid="004fbd51"/>
    </style:style>
    <style:style style:name="T63" style:family="text">
      <style:text-properties officeooo:rsid="0052885c"/>
    </style:style>
    <style:style style:name="T64" style:family="text">
      <style:text-properties officeooo:rsid="0053560c"/>
    </style:style>
    <style:style style:name="T65" style:family="text">
      <style:text-properties fo:font-weight="bold" officeooo:rsid="00057710" style:font-weight-asian="bold" style:font-weight-complex="bold"/>
    </style:style>
    <style:style style:name="T66" style:family="text">
      <style:text-properties fo:font-weight="bold" officeooo:rsid="00117923" style:font-weight-asian="bold" style:font-weight-complex="bold"/>
    </style:style>
    <style:style style:name="T67" style:family="text">
      <style:text-properties fo:font-weight="bold" officeooo:rsid="0034d1e3" style:font-weight-asian="bold" style:font-weight-complex="bold"/>
    </style:style>
    <style:style style:name="T68" style:family="text">
      <style:text-properties fo:font-weight="bold" officeooo:rsid="00402440" style:font-weight-asian="bold" style:font-weight-complex="bold"/>
    </style:style>
    <style:style style:name="T69" style:family="text">
      <style:text-properties fo:font-weight="bold" officeooo:rsid="005419b6" style:font-weight-asian="bold" style:font-weight-complex="bold"/>
    </style:style>
    <style:style style:name="T70" style:family="text">
      <style:text-properties officeooo:rsid="00552f03"/>
    </style:style>
    <style:style style:name="T71" style:family="text">
      <style:text-properties officeooo:rsid="0056c67d"/>
    </style:style>
    <style:style style:name="T72" style:family="text">
      <style:text-properties officeooo:rsid="0059aae2"/>
    </style:style>
    <style:style style:name="T73" style:family="text">
      <style:text-properties officeooo:rsid="005bc970"/>
    </style:style>
    <style:style style:name="T74" style:family="text">
      <style:text-properties officeooo:rsid="005bcaf4"/>
    </style:style>
    <style:style style:name="T75" style:family="text">
      <style:text-properties officeooo:rsid="005d86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81"/>
      <text:p text:style-name="P81">Presentació assignatura</text:p>
      <text:p text:style-name="P83">Comentem web assignatura</text:p>
      <text:p text:style-name="P86">Activem el Classroom d'electricitat</text:p>
      <text:p text:style-name="P83"/>
      <text:p text:style-name="P85">Comencem amb apunts <text:a xlink:type="simple" xlink:href="https://paulinoposada.github.io/web_e/documents/apunts/unitat_1/e_apunts_ud_1_1_gs.pdf"><text:span text:style-name="T17">Unitat 1.1</text:span></text:a> – Introducció</text:p>
      <text:p text:style-name="P83">Comentem fins a 1.6 Mesurament de voltatge i corrent</text:p>
      <text:p text:style-name="P83"/>
      <text:p text:style-name="P83">Baixem al taller a desmuntar calaixos de les taules</text:p>
      <text:p text:style-name="P83"/>
      <text:p text:style-name="P2"/>
      <text:p text:style-name="P2">Dimecres<text:tab/>27/09/23</text:p>
      <text:p text:style-name="P87"><text:a xlink:type="simple" xlink:href="https://paulinoposada.github.io/web_e/documents/apunts/unitat_1/e_apunts_ud_1_1_gs.pdf">Unitat 1.1</text:a></text:p>
      <text:p text:style-name="P87">Comentem 1.7 Direcció convencional del corrent.</text:p>
      <text:p text:style-name="P87"/>
      <text:p text:style-name="P89"><text:a xlink:type="simple" xlink:href="https://paulinoposada.github.io/web_e/documents/apunts/unitat_1/e_apunts_ud_1_2_gs.pdf">Unitat 1.2</text:a></text:p>
      <text:p text:style-name="P87">Comentem</text:p>
      <text:p text:style-name="P226"><text:span text:style-name="T1">1.1 </text:span><text:span text:style-name="T15">Relación entre tensión, corriente y resistencia</text:span></text:p>
      <text:p text:style-name="P87">1.2 Exercicis 1.2-1 i 2</text:p>
      <text:p text:style-name="P87">1.3 Potència elèctrica</text:p>
      <text:p text:style-name="P87">1.5 Resistencias</text:p>
      <text:p text:style-name="P87"/>
      <text:p text:style-name="P87"/>
      <text:p text:style-name="P2">Dijous<text:tab/><text:tab/>28/09/23</text:p>
      <text:p text:style-name="P2"/>
      <text:p text:style-name="P88"><text:a xlink:type="simple" xlink:href="https://paulinoposada.github.io/web_e/documents/apunts/unitat_1/e_apunts_ud_1_2_gs.pdf">Unitat 1.2</text:a></text:p>
      <text:p text:style-name="P88">Comentem</text:p>
      <text:p text:style-name="P66"><text:span text:style-name="T3">1.</text:span><text:span text:style-name="T2">6 No linearittat de la resistència</text:span></text:p>
      <text:p text:style-name="P93">1.7 El cablejat del circuit</text:p>
      <text:p text:style-name="P66"/>
      <text:p text:style-name="P93">Baixem al taller per desmuntar taules i tallar taulers.</text:p>
      <text:p text:style-name="P2"/>
      <text:p text:style-name="P2"/>
      <text:p text:style-name="P2">Divendres<text:tab/> 29/09/23</text:p>
      <text:p text:style-name="P82"/>
      <text:p text:style-name="P90">Comencem amb <text:a xlink:type="simple" xlink:href="https://paulinoposada.github.io/web_e/documents/apunts/unitat_2/e_apunts_ud_2_1_gs.pdf">unitat 2</text:a> “Seguretat en les instal·lacions elèctriques”</text:p>
      <text:p text:style-name="P90"><text:s/>Comentem apartats</text:p>
      <text:p text:style-name="P90">1.1 Efectes fisològics de l'electricitat</text:p>
      <text:p text:style-name="P90">1.2 Toma de terra</text:p>
      <text:p text:style-name="P90">1.3 Llei d'Ohm aplicada a els descàrregues</text:p>
      <text:p text:style-name="P90"/>
      <text:p text:style-name="P90"/>
      <text:p text:style-name="P90"/>
      <text:p text:style-name="P3"/>
      <text:p text:style-name="P228">Dimarts<text:tab/><text:span text:style-name="T16">03</text:span>/<text:span text:style-name="T16">10</text:span>/23</text:p>
      <text:p text:style-name="P84"/>
      <text:p text:style-name="P84">Baixem al taller a desmuntar <text:span text:style-name="T16">material</text:span> taules.</text:p>
      <text:p text:style-name="P84"/>
      <text:p text:style-name="P94">Mesurem fill de coure de 14 m de llargària, R = 6 ohms. Amb la resistivitat del coure calculem secció com a 0,04 mm2 → en un conductor de 1,5 nmm2 hi ha 38 fils de 0,04 mm2.</text:p>
      <text:p text:style-name="P94"/>
      <text:p text:style-name="P95"><text:a xlink:type="simple" xlink:href="https://paulinoposada.github.io/web_e/documents/apunts/unitat_1/e_apunts_ud_1_2_gs.pdf"><text:span text:style-name="T17">Unitat 1.2</text:span></text:a>, <text:s/>comentem apartat 1.4 Resistivitat, propietat física d'un material</text:p>
      <text:p text:style-name="P94"/>
      <text:p text:style-name="P4"/>
      <text:p text:style-name="P4"/>
      <text:p text:style-name="P4">Dim<text:span text:style-name="T18">ecres</text:span><text:tab/><text:span text:style-name="T16">04</text:span>/<text:span text:style-name="T16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91">Comentem apartats</text:p>
      <text:p text:style-name="P91">1.<text:span text:style-name="T18">4</text:span> <text:span text:style-name="T18">Procediments de seguretat</text:span></text:p>
      <text:p text:style-name="P96">1.5 Resposta a una emergència</text:p>
      <text:p text:style-name="P96">1.6 Causes freqüents d'accidents</text:p>
      <text:p text:style-name="P96">1.7 Disseny de dispositius segurs</text:p>
      <text:p text:style-name="P96">1.8 Utilització del polímetre</text:p>
      <text:p text:style-name="P96"/>
      <text:p text:style-name="P5"/>
      <text:p text:style-name="P5">Di<text:span text:style-name="T19">jous</text:span><text:tab/><text:span text:style-name="T16">05</text:span>/<text:span text:style-name="T16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67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100">Comentem apartats</text:p>
      <text:p text:style-name="P100">1.1 Què són les connexións sèrie i paral·lel</text:p>
      <text:p text:style-name="P100">1.2 Connexió sèrie senzilla</text:p>
      <text:p text:style-name="P100">1.3 Connexió paral·lel senzilla</text:p>
      <text:p text:style-name="P67"/>
      <text:p text:style-name="P100">Baixem al taller on muntem font d'alimentació d'ordinador amb derivacions a les taules de pràctiques.</text:p>
      <text:p text:style-name="P100"/>
      <text:p text:style-name="P92"/>
      <text:p text:style-name="P6">D<text:span text:style-name="T20">ivendres</text:span><text:tab/><text:span text:style-name="T16">06</text:span>/<text:span text:style-name="T16">10</text:span>/23</text:p>
      <text:p text:style-name="P6"/>
      <text:p text:style-name="P101">Comencem amb la pràctica 1.</text:p>
      <text:p text:style-name="P96"/>
      <text:p text:style-name="P96"/>
      <text:p text:style-name="P7">D<text:span text:style-name="T20">illuns</text:span><text:tab/><text:span text:style-name="T16">09</text:span>/<text:span text:style-name="T16">10</text:span>/23</text:p>
      <text:p text:style-name="P7"/>
      <text:p text:style-name="P102">Co<text:span text:style-name="T21">ntinuem</text:span> amb la pràctica 1.</text:p>
      <text:p text:style-name="P97"/>
      <text:p text:style-name="P97"/>
      <text:p text:style-name="P8">D<text:span text:style-name="T20">imarts</text:span><text:tab/><text:span text:style-name="T22">10</text:span>/<text:span text:style-name="T16">10</text:span>/23</text:p>
      <text:p text:style-name="P8"/>
      <text:p text:style-name="P103">Co<text:span text:style-name="T21">ntinuem</text:span> amb la pràctica 1.</text:p>
      <text:p text:style-name="P98"/>
      <text:p text:style-name="P229">D<text:span text:style-name="T20">imecres</text:span><text:tab/><text:span text:style-name="T22">11</text:span>/<text:span text:style-name="T16">10</text:span>/23</text:p>
      <text:p text:style-name="P10"/>
      <text:p text:style-name="P104">Co<text:span text:style-name="T21">ntinuem</text:span> amb la pràctica 1.</text:p>
      <text:p text:style-name="P99"/>
      <text:p text:style-name="P99"/>
      <text:p text:style-name="P9">D<text:span text:style-name="T23">imarts</text:span><text:tab/><text:span text:style-name="T24">17</text:span>/<text:span text:style-name="T25">10</text:span>/23</text:p>
      <text:p text:style-name="P9"/>
      <text:p text:style-name="P105">Vaga estudiants.</text:p>
      <text:p text:style-name="P106"/>
      <text:p text:style-name="P10"/>
      <text:p text:style-name="P10">D<text:span text:style-name="T20">imecres</text:span><text:tab/><text:span text:style-name="T22">18</text:span>/<text:span text:style-name="T16">10</text:span>/23</text:p>
      <text:p text:style-name="P68"><text:a xlink:type="simple" xlink:href="https://paulinoposada.github.io/web_e/documents/apunts/unitat_3/e_apunts_ud_3_1_gs.pdf"><text:span text:style-name="T2">unitat 3</text:span></text:a></text:p>
      <text:p text:style-name="P107">Repàs apartats: 1.3 Sèrie i 1.4 Paral·lel</text:p>
      <text:p text:style-name="P107">Comentat apartats:</text:p>
      <text:p text:style-name="P107">1.4 Conductivitat</text:p>
      <text:p text:style-name="P107">1.5 Potència</text:p>
      <text:p text:style-name="P107">1.6 Divisor de tensió</text:p>
      <text:p text:style-name="P99"/>
      <text:p text:style-name="P99"/>
      <text:p text:style-name="P11">D<text:span text:style-name="T20">ijous</text:span><text:tab/><text:span text:style-name="T22">19</text:span>/<text:span text:style-name="T16">10</text:span>/23</text:p>
      <text:p text:style-name="P68"><text:a xlink:type="simple" xlink:href="https://paulinoposada.github.io/web_e/documents/apunts/unitat_3/e_apunts_ud_3_1_gs.pdf"><text:span text:style-name="T2">unitat 3</text:span></text:a></text:p>
      <text:p text:style-name="P109">Comentem apartat 1.10 Ejercicios</text:p>
      <text:p text:style-name="P109">Comentem exercicis 1 a 11.</text:p>
      <text:p text:style-name="P108"/>
      <text:p text:style-name="P12">D<text:span text:style-name="T20">ivendres</text:span><text:tab/><text:span text:style-name="T26">20</text:span>/<text:span text:style-name="T16">10</text:span>/23</text:p>
      <text:p text:style-name="P69"><text:a xlink:type="simple" xlink:href="https://paulinoposada.github.io/web_e/documents/apunts/unitat_3/e_apunts_ud_3_1_gs.pdf"><text:span text:style-name="T2">unitat 3</text:span></text:a></text:p>
      <text:p text:style-name="P110">Comentem<text:span text:style-name="T26"> apartat 1.10 - exercicis 12 i 13</text:span></text:p>
      <text:p text:style-name="P110"/>
      <text:p text:style-name="P13">D<text:span text:style-name="T20">imarts</text:span><text:tab/><text:span text:style-name="T26">24</text:span>/<text:span text:style-name="T16">10</text:span>/23</text:p>
      <text:p text:style-name="P70"><text:a xlink:type="simple" xlink:href="https://paulinoposada.github.io/web_e/documents/apunts/unitat_3/e_apunts_ud_3_1_gs.pdf"><text:span text:style-name="T2">unitat 3</text:span></text:a></text:p>
      <text:p text:style-name="P111">Comentem<text:span text:style-name="T26"> apartat 1.10 - exercicis 14 i 15.</text:span></text:p>
      <text:p text:style-name="P111"/>
      <text:p text:style-name="P14">D<text:span text:style-name="T20">imecres</text:span><text:tab/><text:span text:style-name="T26">25</text:span>/<text:span text:style-name="T16">10</text:span>/23</text:p>
      <text:p text:style-name="P71"><text:a xlink:type="simple" xlink:href="https://paulinoposada.github.io/web_e/documents/apunts/unitat_3/e_apunts_ud_3_1_gs.pdf"><text:span text:style-name="T2">unitat 3</text:span></text:a></text:p>
      <text:p text:style-name="P112">Comentem<text:span text:style-name="T26"> apartat 1.7 Nudo, rama, lazo y malla</text:span></text:p>
      <text:p text:style-name="P113">Comentat exercici 15.</text:p>
      <text:p text:style-name="P113">Començat amb <text:a xlink:type="simple" xlink:href="https://paulinoposada.github.io/web_e/documents/apunts/unitat_4/e_apunts_ud_4_gs.pdf">Unitat 4</text:a> – Anàlisi de xarxes</text:p>
      <text:p text:style-name="P113">Comentat apartat 1.2 Método de corriente de rama</text:p>
      <text:p text:style-name="P113"/>
      <text:p text:style-name="P112"/>
      <text:p text:style-name="P15">D<text:span text:style-name="T20">ijous</text:span><text:tab/><text:tab/><text:span text:style-name="T26">26</text:span>/<text:span text:style-name="T16">10</text:span>/23</text:p>
      <text:p text:style-name="P116">Baixa per gripe.</text:p>
      <text:p text:style-name="P116"/>
      <text:p text:style-name="P116"/>
      <text:p text:style-name="P15">D<text:span text:style-name="T20">ivendres</text:span><text:tab/><text:span text:style-name="T26">27</text:span>/<text:span text:style-name="T16">10</text:span>/23</text:p>
      <text:p text:style-name="P116">Sortida Astilleros de Mallorca.</text:p>
      <text:p text:style-name="P116"/>
      <text:p text:style-name="P116"/>
      <text:p text:style-name="P16">D<text:span text:style-name="T20">imarts</text:span><text:tab/><text:tab/><text:span text:style-name="T27">31</text:span>/<text:span text:style-name="T16">10</text:span>/23</text:p>
      <text:p text:style-name="P117"><text:a xlink:type="simple" xlink:href="https://paulinoposada.github.io/web_e/documents/examens/231031_ome_map33b_examen.pdf"><text:span text:style-name="T27">Examen</text:span></text:a><text:span text:style-name="T27"> 1</text:span>.</text:p>
      <text:p text:style-name="P117"/>
      <text:p text:style-name="P17"/>
      <text:p text:style-name="P230">D<text:span text:style-name="T20">imecres</text:span><text:tab/><text:tab/><text:span text:style-name="T28">01</text:span>/<text:span text:style-name="T16">11</text:span>/23</text:p>
      <text:p text:style-name="P118">Tots sants.</text:p>
      <text:p text:style-name="P17"/>
      <text:p text:style-name="P17"/>
      <text:p text:style-name="P17">D<text:span text:style-name="T20">ijous</text:span><text:tab/><text:tab/><text:tab/><text:span text:style-name="T28">02</text:span>/<text:span text:style-name="T16">11</text:span>/23</text:p>
      <text:p text:style-name="P118">Comentem solució examen.</text:p>
      <text:p text:style-name="P114">Co<text:span text:style-name="T28">ntinuem</text:span> amb <text:a xlink:type="simple" xlink:href="https://paulinoposada.github.io/web_e/documents/apunts/unitat_4/e_apunts_ud_4_gs.pdf">Unitat 4</text:a> – Anàlisi de xarxes</text:p>
      <text:p text:style-name="P114">Comentat apartat 1.<text:span text:style-name="T28">3</text:span> <text:span text:style-name="T28">Circuits pont</text:span></text:p>
      <text:p text:style-name="P114"/>
      <text:p text:style-name="P114"/>
      <text:p text:style-name="P18">D<text:span text:style-name="T20">ivendres</text:span><text:tab/><text:tab/><text:span text:style-name="T28">03</text:span>/<text:span text:style-name="T16">11</text:span>/23</text:p>
      <text:p text:style-name="P115">Co<text:span text:style-name="T28">ntinuem</text:span> amb <text:a xlink:type="simple" xlink:href="https://paulinoposada.github.io/web_e/documents/apunts/unitat_4/e_apunts_ud_4_gs.pdf">Unitat 4</text:a> – Anàlisi de xarxes</text:p>
      <text:p text:style-name="P115">Comentat apartat 1.<text:span text:style-name="T28">3</text:span> <text:span text:style-name="T28">Circuits pont</text:span></text:p>
      <text:p text:style-name="P119">En quadre elèctric, mesurat tensions entre fases, neutre i terra.</text:p>
      <text:p text:style-name="P119">Comprovat que entre neutre i terra el potencial és 0V.</text:p>
      <text:p text:style-name="P119">Comprovat que és pot pontejar entre neutre i terra, però que salta el diferencial. </text:p>
      <text:p text:style-name="P115"/>
      <text:p text:style-name="P115"/>
      <text:p text:style-name="P19">D<text:span text:style-name="T20">illuns</text:span><text:tab/><text:tab/><text:span text:style-name="T28">06</text:span>/<text:span text:style-name="T16">11</text:span>/23</text:p>
      <text:p text:style-name="P120">Baixem al taller. Preparem avaluació <text:a xlink:type="simple" xlink:href="https://paulinoposada.github.io/web_e/documents/practica_01.pdf">pràctica 1</text:a>.</text:p>
      <text:p text:style-name="P120"/>
      <text:p text:style-name="P120"/>
      <text:p text:style-name="P20">D<text:span text:style-name="T20">imarts</text:span><text:tab/><text:tab/><text:span text:style-name="T28">07</text:span>/<text:span text:style-name="T16">11</text:span>/23</text:p>
      <text:p text:style-name="P134">Comencem amb la <text:a xlink:type="simple" xlink:href="https://paulinoposada.github.io/web_e/documents/apunts/unitat_5_condensador/e_apunts_ud_5_gs.pdf">unitat 5</text:a> – condensador.</text:p>
      <text:p text:style-name="P134">Feim l'exercici 3.15 del llibre.</text:p>
      <text:p text:style-name="P134"/>
      <text:p text:style-name="P134"/>
      <text:p text:style-name="P21">D<text:span text:style-name="T20">imecres</text:span><text:tab/><text:tab/><text:span text:style-name="T28">08</text:span>/<text:span text:style-name="T16">11</text:span>/23</text:p>
      <text:p text:style-name="P135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35"><text:span text:style-name="T29">Continuem amb</text:span> l'exercici 3.15 del llibre. <text:span text:style-name="T29">Surten resultats diversos. Aclarar dubtes.</text:span></text:p>
      <text:p text:style-name="P135"/>
      <text:p text:style-name="P22"/>
      <text:p text:style-name="P22">D<text:span text:style-name="T20">ijous</text:span><text:tab/><text:tab/><text:tab/><text:span text:style-name="T28">09</text:span>/<text:span text:style-name="T16">11</text:span>/23</text:p>
      <text:p text:style-name="P121">Baixem al taller. Preparem avaluació <text:a xlink:type="simple" xlink:href="https://paulinoposada.github.io/web_e/documents/practica_01.pdf">pràctica 1</text:a>.</text:p>
      <text:p text:style-name="P121"/>
      <text:p text:style-name="P23">D<text:span text:style-name="T20">ivendres</text:span><text:tab/><text:tab/><text:tab/><text:span text:style-name="T30">10</text:span>/<text:span text:style-name="T16">11</text:span>/23</text:p>
      <text:p text:style-name="P136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44">Comencem apartat 1.2 Condensador y cálculo</text:p>
      <text:p text:style-name="P122"/>
      <text:p text:style-name="P24">D<text:span text:style-name="T20">illuns</text:span><text:tab/><text:tab/><text:tab/><text:span text:style-name="T31">13</text:span>/<text:span text:style-name="T16">11</text:span>/23</text:p>
      <text:p text:style-name="P123">Baixem al taller. <text:span text:style-name="T32">A</text:span>valuació <text:span text:style-name="T31">pràcica 1 → Michael, Toni, Josep, José Mª y Samuel.</text:span></text:p>
      <text:p text:style-name="P25"/>
      <text:p text:style-name="P25">D<text:span text:style-name="T20">imarts</text:span><text:tab/><text:tab/><text:tab/><text:span text:style-name="T31">14</text:span>/<text:span text:style-name="T16">11</text:span>/23</text:p>
      <text:p text:style-name="P137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45">Comentem apartats </text:p>
      <text:p text:style-name="P145">1.2.1 La derivada y ejemplos de tensiones variables</text:p>
      <text:p text:style-name="P145">1.3 Capacitat d'un condensador</text:p>
      <text:p text:style-name="P124"/>
      <text:p text:style-name="P124"/>
      <text:p text:style-name="P25"/>
      <text:p text:style-name="P231">D<text:span text:style-name="T20">imecres</text:span><text:tab/><text:tab/><text:tab/><text:span text:style-name="T31">15</text:span>/<text:span text:style-name="T16">11</text:span>/23</text:p>
      <text:p text:style-name="P137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45">Comentem apartat </text:p>
      <text:p text:style-name="P145">1.4 Conexió sèrie/paral·lel de condensadors</text:p>
      <text:p text:style-name="P145">1.6 Exercicis</text:p>
      <text:p text:style-name="P145"/>
      <text:p text:style-name="P124"/>
      <text:p text:style-name="P26">D<text:span text:style-name="T20">ijous</text:span><text:tab/><text:tab/><text:tab/><text:tab/><text:span text:style-name="T33">16</text:span>/<text:span text:style-name="T16">11</text:span>/23</text:p>
      <text:p text:style-name="P125">Baixem al taller. <text:span text:style-name="T33">A</text:span>valuació <text:a xlink:type="simple" xlink:href="https://paulinoposada.github.io/web_e/documents/practica_01.pdf">pràctica 1</text:a>.</text:p>
      <text:p text:style-name="P147">Comencem amb <text:a xlink:type="simple" xlink:href="https://paulinoposada.github.io/web_e/documents/practica_02.pdf">pràctica 2</text:a>.</text:p>
      <text:p text:style-name="P147"/>
      <text:p text:style-name="P147"/>
      <text:p text:style-name="P27">D<text:span text:style-name="T20">ivendres</text:span><text:tab/><text:tab/><text:tab/><text:span text:style-name="T33">17</text:span>/<text:span text:style-name="T16">11</text:span>/23</text:p>
      <text:p text:style-name="P138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46">Comentem <text:span text:style-name="T34">exercici 1.4-4</text:span> </text:p>
      <text:p text:style-name="P146"/>
      <text:p text:style-name="P146"/>
      <text:p text:style-name="P28">D<text:span text:style-name="T20">illuns</text:span><text:tab/><text:tab/><text:tab/><text:span text:style-name="T35">20</text:span>/<text:span text:style-name="T16">11</text:span>/23</text:p>
      <text:p text:style-name="P126">Baixem al taller, <text:a xlink:type="simple" xlink:href="https://paulinoposada.github.io/web_e/documents/practica_02.pdf"><text:span text:style-name="T35">pràctica 2</text:span></text:a></text:p>
      <text:p text:style-name="P126"/>
      <text:p text:style-name="P28">D<text:span text:style-name="T20">imarts</text:span><text:tab/><text:tab/><text:tab/><text:span text:style-name="T35">21</text:span>/<text:span text:style-name="T16">11</text:span>/23</text:p>
      <text:p text:style-name="P139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49">Comentem apartats</text:p>
      <text:p text:style-name="P149">1.1 Imants permanents</text:p>
      <text:p text:style-name="P149">1.2 Electromagnetisme</text:p>
      <text:p text:style-name="P149">1.3 Unitats de mesura magnètica</text:p>
      <text:p text:style-name="P149">1.4 Permeabilitat i sturació</text:p>
      <text:p text:style-name="P149">1.5 Inducció electromegnètica</text:p>
      <text:p text:style-name="P149">1.6 Inducció mutua</text:p>
      <text:p text:style-name="P149"/>
      <text:p text:style-name="P29">D<text:span text:style-name="T20">imecres</text:span><text:tab/><text:tab/><text:tab/><text:span text:style-name="T35">22</text:span>/<text:span text:style-name="T16">11</text:span>/23</text:p>
      <text:p text:style-name="P140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50">Comentem apartat <text:span text:style-name="T36">1.7 Inductors</text:span></text:p>
      <text:p text:style-name="P150"/>
      <text:p text:style-name="P150"/>
      <text:p text:style-name="P29">D<text:span text:style-name="T20">ijous</text:span><text:tab/><text:tab/><text:tab/><text:tab/><text:span text:style-name="T36">23</text:span>/<text:span text:style-name="T16">11</text:span>/23</text:p>
      <text:p text:style-name="P127">Baixem al taller. <text:span text:style-name="T33">Cotinuem amb </text:span><text:a xlink:type="simple" xlink:href="https://paulinoposada.github.io/web_e/documents/practica_02.pdf"><text:span text:style-name="T33">pràctica 2</text:span></text:a><text:span text:style-name="T33">.</text:span></text:p>
      <text:p text:style-name="P159">Comencem pràctica 3.</text:p>
      <text:p text:style-name="P148"/>
      <text:p text:style-name="P30">D<text:span text:style-name="T20">ivendres</text:span><text:tab/><text:tab/><text:tab/><text:span text:style-name="T36">24</text:span>/<text:span text:style-name="T16">11</text:span>/23</text:p>
      <text:p text:style-name="P141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60">Comentem apartat 1.7 Induct<text:span text:style-name="T37">ors.</text:span></text:p>
      <text:p text:style-name="P161">Comentem apartat 1.<text:span text:style-name="T37">8 Càlcul d'inductors.</text:span></text:p>
      <text:p text:style-name="P162">Comencem amb 1.9 Factors que influeixen en l'inductància. </text:p>
      <text:p text:style-name="P160"/>
      <text:p text:style-name="P31">D<text:span text:style-name="T20">illuns</text:span><text:tab/><text:tab/><text:tab/><text:span text:style-name="T35">27</text:span>/<text:span text:style-name="T16">11</text:span>/23</text:p>
      <text:p text:style-name="P128">Baixem al taller,<text:span text:style-name="T39">continuem</text:span> <text:a xlink:type="simple" xlink:href="https://paulinoposada.github.io/web_e/documents/practica_03_e.pdf"><text:span text:style-name="T38">pràctica 3</text:span></text:a><text:span text:style-name="T38">.</text:span></text:p>
      <text:p text:style-name="P128"/>
      <text:p text:style-name="P32"/>
      <text:p text:style-name="P232">D<text:span text:style-name="T20">imarts</text:span><text:tab/><text:tab/><text:tab/><text:span text:style-name="T35">21</text:span>/<text:span text:style-name="T16">11</text:span>/23</text:p>
      <text:p text:style-name="P142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51">Comentem <text:span text:style-name="T40">exercicis 1.12-1 a 7.</text:span></text:p>
      <text:p text:style-name="P151"/>
      <text:p text:style-name="P33"/>
      <text:p text:style-name="P33">D<text:span text:style-name="T20">imecres</text:span><text:tab/><text:tab/><text:tab/><text:span text:style-name="T35">29</text:span>/<text:span text:style-name="T16">11</text:span>/23</text:p>
      <text:p text:style-name="P143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52">Comentem <text:span text:style-name="T41">exercicis 1.12-8 a 13.</text:span></text:p>
      <text:p text:style-name="P152"/>
      <text:p text:style-name="P152"/>
      <text:p text:style-name="P72">01, 04 i 05/12/23</text:p>
      <text:p text:style-name="P227">Període d'exàmens.</text:p>
      <text:p text:style-name="P34"/>
      <text:p text:style-name="P34"/>
      <text:p text:style-name="P34">D<text:span text:style-name="T20">illuns</text:span><text:tab/><text:tab/><text:tab/><text:span text:style-name="T42">11</text:span>/<text:span text:style-name="T16">12</text:span>/23</text:p>
      <text:p text:style-name="P129">Baixem al taller,<text:span text:style-name="T39">continuem</text:span> <text:a xlink:type="simple" xlink:href="https://paulinoposada.github.io/web_e/documents/practica_03_e.pdf"><text:span text:style-name="T38">pràctica 3</text:span></text:a><text:span text:style-name="T38">.</text:span></text:p>
      <text:p text:style-name="P129"/>
      <text:p text:style-name="P35"/>
      <text:p text:style-name="P35">D<text:span text:style-name="T20">imarts</text:span><text:tab/><text:tab/><text:tab/><text:span text:style-name="T43">12</text:span>/<text:span text:style-name="T16">12</text:span>/23</text:p>
      <text:p text:style-name="P153">C<text:span text:style-name="T43">orregim l'examen del 04/12/23.</text:span></text:p>
      <text:p text:style-name="P163">Comentem els exercicis 1.4-1 a 4 de la <text:a xlink:type="simple" xlink:href="https://paulinoposada.github.io/web_e/documents/apunts/unitat_4_analisis_redes/e_apunts_ud_4_gs.pdf">unitat 4</text:a>.</text:p>
      <text:p text:style-name="P153"/>
      <text:p text:style-name="P37">D<text:span text:style-name="T20">imarts</text:span><text:tab/><text:tab/><text:tab/><text:span text:style-name="T43">12</text:span>/<text:span text:style-name="T16">12</text:span>/23</text:p>
      <text:p text:style-name="P154">C<text:span text:style-name="T43">orregim l'examen del 04/12/23.</text:span></text:p>
      <text:p text:style-name="P165"/>
      <text:p text:style-name="P153"/>
      <text:p text:style-name="P36">D<text:span text:style-name="T20">imecres</text:span><text:tab/><text:tab/><text:tab/><text:span text:style-name="T43">13</text:span>/<text:span text:style-name="T16">12</text:span>/23<text:span text:style-name="T6">.</text:span></text:p>
      <text:p text:style-name="P164">Comentem <text:span text:style-name="T44">l'annex de </text:span><text:a xlink:type="simple" xlink:href="https://paulinoposada.github.io/web_e/documents/apunts/unitat_6_magnetisme/e_apunts_ud_6_gs.pdf"><text:span text:style-name="T44">Unitat 6</text:span></text:a><text:span text:style-name="T44"> – magnetisme.</text:span></text:p>
      <text:p text:style-name="P166">Comence<text:span text:style-name="T46">m</text:span> amb la <text:a xlink:type="simple" xlink:href="https://paulinoposada.github.io/web_e/documents/apunts/unitat_7_ca/e_apunts_ud_7_gs.pdf">Unitat 7- ca</text:a>.</text:p>
      <text:p text:style-name="P166"><text:span text:style-name="T45">Comentem apartat 1 Teoría básica.</text:span> </text:p>
      <text:p text:style-name="P155"/>
      <text:p text:style-name="P155"/>
      <text:p text:style-name="P37">D<text:span text:style-name="T20">ijous</text:span><text:tab/><text:tab/><text:tab/><text:tab/><text:span text:style-name="T43">14</text:span>/<text:span text:style-name="T16">12</text:span>/23<text:span text:style-name="T6">.</text:span></text:p>
      <text:p text:style-name="P167"><text:a xlink:type="simple" xlink:href="https://paulinoposada.github.io/web_e/documents/apunts/unitat_7_ca/e_apunts_ud_7_gs.pdf">Unitat 7- ca</text:a>.</text:p>
      <text:p text:style-name="P176">Repassem teoria pont Wheatstone</text:p>
      <text:p text:style-name="P167"><text:span text:style-name="T45">Comentem apartat 2 Formes d'ona en CA.</text:span> </text:p>
      <text:p text:style-name="P154"/>
      <text:p text:style-name="P154"/>
      <text:p text:style-name="P38">D<text:span text:style-name="T20">ivendres</text:span><text:tab/><text:tab/><text:tab/><text:span text:style-name="T43">15</text:span>/<text:span text:style-name="T16">12</text:span>/23<text:span text:style-name="T6">.</text:span></text:p>
      <text:p text:style-name="P168"><text:a xlink:type="simple" xlink:href="https://paulinoposada.github.io/web_e/documents/apunts/unitat_7_ca/e_apunts_ud_7_gs.pdf">Unitat 7- ca</text:a>.</text:p>
      <text:p text:style-name="P177">Repassem teoria <text:span text:style-name="T47">i exercicis</text:span> <text:span text:style-name="T47">leyes Kirchhoff.</text:span></text:p>
      <text:p text:style-name="P168"/>
      <text:p text:style-name="P40">D<text:span text:style-name="T20">illuns</text:span><text:tab/><text:tab/><text:tab/><text:span text:style-name="T49">18</text:span>/<text:span text:style-name="T16">12</text:span>/23<text:span text:style-name="T6">.</text:span></text:p>
      <text:p text:style-name="P179">Comentem apartat 3 Medició en CA.</text:p>
      <text:p text:style-name="P169"/>
      <text:p text:style-name="P40">D<text:span text:style-name="T20">imarts</text:span><text:tab/><text:tab/><text:tab/><text:span text:style-name="T49">19</text:span>/<text:span text:style-name="T16">12</text:span>/23<text:span text:style-name="T6">.</text:span></text:p>
      <text:p text:style-name="P179">Comentem apartat 4 Càlculs simples en CA.</text:p>
      <text:p text:style-name="P39"/>
      <text:p text:style-name="P40">D<text:span text:style-name="T20">imecres</text:span><text:tab/><text:tab/><text:tab/><text:span text:style-name="T49">20</text:span>/<text:span text:style-name="T16">12</text:span>/23<text:span text:style-name="T6">.</text:span></text:p>
      <text:p text:style-name="P179">Comentem apartat 5 Fase en CA.</text:p>
      <text:p text:style-name="P39"/>
      <text:p text:style-name="P233">D<text:span text:style-name="T20">ijous</text:span><text:tab/><text:tab/><text:tab/><text:tab/><text:span text:style-name="T48">21</text:span>/<text:span text:style-name="T16">12</text:span>/23<text:span text:style-name="T6">.</text:span></text:p>
      <text:p text:style-name="P178"><text:a xlink:type="simple" xlink:href="https://paulinoposada.github.io/web_e/documents/examens/231221_ome_map33b_examen.pdf">Examen</text:a> recuperació</text:p>
      <text:p text:style-name="P170"/>
      <text:p text:style-name="P170"/>
      <text:p text:style-name="P42">************************************ <text:s text:c="2"/><text:span text:style-name="T52">2024 <text:s text:c="2"/></text:span>************************************</text:p>
      <text:p text:style-name="P42"/>
      <text:p text:style-name="P42"/>
      <text:p text:style-name="P41">D<text:span text:style-name="T20">illuns</text:span><text:tab/><text:tab/><text:tab/><text:span text:style-name="T50">08</text:span>/<text:span text:style-name="T50">01</text:span>/2<text:span text:style-name="T50">4</text:span><text:span text:style-name="T6">.</text:span></text:p>
      <text:p text:style-name="P41"><text:span text:style-name="T8">Pràctica automatismes</text:span><text:span text:style-name="T7">.</text:span></text:p>
      <text:p text:style-name="P41"/>
      <text:p text:style-name="P42">D<text:span text:style-name="T20">imarts</text:span><text:tab/><text:tab/><text:tab/><text:span text:style-name="T53">09</text:span>/<text:span text:style-name="T16">12</text:span>/23<text:span text:style-name="T6">.</text:span></text:p>
      <text:p text:style-name="P180"><text:span text:style-name="T51">Repàs</text:span> CA.</text:p>
      <text:p text:style-name="P182">Comentem exercici 5.1 de la <text:a xlink:type="simple" xlink:href="https://paulinoposada.github.io/web_e/documents/apunts/unitat_7_ca/e_apunts_ud_7_gs.pdf"><text:span text:style-name="T44">Unitat 7- ca</text:span></text:a><text:span text:style-name="T44">.</text:span></text:p>
      <text:p text:style-name="P182">Comencem amb la <text:a xlink:type="simple" xlink:href="https://paulinoposada.github.io/web_e/documents/apunts/unitat_8_nombres_complexos/e_apunts_ud_8_gs.pdf">Unitat 8 – nombres complexos</text:a>. </text:p>
      <text:p text:style-name="P180"/>
      <text:p text:style-name="P43">D<text:span text:style-name="T20">imecres</text:span><text:tab/><text:tab/><text:tab/><text:span text:style-name="T49">10</text:span>/<text:span text:style-name="T16">12</text:span>/23<text:span text:style-name="T6">.</text:span></text:p>
      <text:p text:style-name="P183"><text:a xlink:type="simple" xlink:href="https://paulinoposada.github.io/web_e/documents/apunts/unitat_8_nombres_complexos/e_apunts_ud_8_gs.pdf">Unitat 8 – nombres complexos</text:a>. </text:p>
      <text:p text:style-name="P196">Comentem apartats 1 a 4 (adicció de vectors avançada).</text:p>
      <text:p text:style-name="P197">Feim l'exercici 12-6 (conversió de vectors en format rectangular a polar) de la <text:a xlink:type="simple" xlink:href="https://paulinoposada.github.io/web_e/documents/apunts/unitat_9_reactancia%20_impedancia/e_apunts_ud_9_gs.pdf">Unitat 9</text:a>.</text:p>
      <text:p text:style-name="P181"/>
      <text:p text:style-name="P44">D<text:span text:style-name="T20">ijous</text:span><text:tab/><text:tab/><text:tab/><text:tab/><text:span text:style-name="T43">11</text:span>/<text:span text:style-name="T54">01</text:span>/2<text:span text:style-name="T54">4</text:span><text:span text:style-name="T6">.</text:span></text:p>
      <text:p text:style-name="P171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198">Inici pràctica 3 - Protecció d'un motor trifàsic mitjançant fusible i relé tèrmic (veure pàg. 318).</text:p>
      <text:p text:style-name="P156"/>
      <text:p text:style-name="P45">D<text:span text:style-name="T20">ivendres</text:span><text:tab/><text:tab/><text:tab/><text:span text:style-name="T43">12</text:span>/<text:span text:style-name="T54">01</text:span>/2<text:span text:style-name="T54">4</text:span><text:span text:style-name="T6">.</text:span></text:p>
      <text:p text:style-name="P203">Comentem l'exercici 12-7 <text:span text:style-name="T55">(conversió de vectors en format polar </text:span>a <text:span text:style-name="T55">rectangular) de la </text:span><text:a xlink:type="simple" xlink:href="https://paulinoposada.github.io/web_e/documents/apunts/unitat_9_reactancia%20_impedancia/e_apunts_ud_9_gs.pdf"><text:span text:style-name="T55">Unitat 9</text:span></text:a><text:span text:style-name="T55">.</text:span></text:p>
      <text:p text:style-name="P203">Comentem suma de vectors en format rectangular.</text:p>
      <text:p text:style-name="P203"/>
      <text:p text:style-name="P59">D<text:span text:style-name="T20">illuns</text:span><text:tab/><text:tab/><text:tab/><text:span text:style-name="T70">15</text:span>/<text:span text:style-name="T50">01</text:span>/2<text:span text:style-name="T50">4</text:span><text:span text:style-name="T6">.</text:span></text:p>
      <text:p text:style-name="P132"><text:span text:style-name="T45">Baixem al taller, continuem amb </text:span><text:a xlink:type="simple" xlink:href="https://paulinoposada.github.io/web_e/documents/llibre/llibre_capitol_13_practiques/llibre_electricitat_cap_13.pdf"><text:span text:style-name="T45">pràctica </text:span></text:a><text:span text:style-name="T45">3 (protección motor trifásico).</text:span></text:p>
      <text:p text:style-name="P59"/>
      <text:p text:style-name="P46">D<text:span text:style-name="T20">imarts</text:span><text:tab/><text:tab/><text:tab/><text:span text:style-name="T43">16</text:span>/<text:span text:style-name="T54">01</text:span>/2<text:span text:style-name="T54">4</text:span><text:span text:style-name="T6">.</text:span></text:p>
      <text:p text:style-name="P184"><text:a xlink:type="simple" xlink:href="https://paulinoposada.github.io/web_e/documents/apunts/unitat_8_nombres_complexos/e_apunts_ud_8_gs.pdf">Unitat 8 – nombres complexos</text:a>.</text:p>
      <text:p text:style-name="P73"><text:span text:style-name="T6">C</text:span><text:span text:style-name="T2">omentem apartats 5 a 8</text:span></text:p>
      <text:p text:style-name="P204"/>
      <text:p text:style-name="P47">D<text:span text:style-name="T20">imecres</text:span><text:tab/><text:tab/><text:tab/><text:span text:style-name="T43">17</text:span>/<text:span text:style-name="T54">01</text:span>/2<text:span text:style-name="T54">4</text:span><text:span text:style-name="T6">.</text:span></text:p>
      <text:p text:style-name="P185"><text:a xlink:type="simple" xlink:href="https://paulinoposada.github.io/web_e/documents/apunts/unitat_9_reactancia%20_impedancia/e_apunts_ud_9_gs.pdf"><text:span text:style-name="T56">Unitat 9 - reactancia</text:span></text:a></text:p>
      <text:p text:style-name="P74"><text:span text:style-name="T6">C</text:span><text:span text:style-name="T2">omentem apartat </text:span><text:span text:style-name="T9">1 Resistències en circuits de CA i comencem a comentar apartat 2 Inductors en circuits de CA.</text:span></text:p>
      <text:p text:style-name="P205"/>
      <text:p text:style-name="P48">D<text:span text:style-name="T20">ijous</text:span><text:tab/><text:tab/><text:tab/><text:tab/><text:span text:style-name="T43">18</text:span>/<text:span text:style-name="T54">01</text:span>/2<text:span text:style-name="T54">4</text:span><text:span text:style-name="T6">.</text:span></text:p>
      <text:p text:style-name="P172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199"><text:span text:style-name="T57">Continuem amb</text:span> pràctica 3 - Protecció d'un motor trifàsic mitjançant fusible i relé tèrmic (veure pàg. 318).</text:p>
      <text:p text:style-name="P157"/>
      <text:p text:style-name="P49">D<text:span text:style-name="T20">ivendres</text:span><text:tab/><text:tab/><text:tab/><text:span text:style-name="T43">19</text:span>/<text:span text:style-name="T54">01</text:span>/2<text:span text:style-name="T54">4</text:span><text:span text:style-name="T6">.</text:span></text:p>
      <text:p text:style-name="P186"><text:a xlink:type="simple" xlink:href="https://paulinoposada.github.io/web_e/documents/apunts/unitat_9_reactancia%20_impedancia/e_apunts_ud_9_gs.pdf"><text:span text:style-name="T56">Unitat 9 - reactancia</text:span></text:a></text:p>
      <text:p text:style-name="P75"><text:span text:style-name="T6">C</text:span><text:span text:style-name="T2">omentem</text:span><text:span text:style-name="T9"> apartat 2 Inductors en circuits de CA.</text:span></text:p>
      <text:p text:style-name="P78"><text:span text:style-name="T9">C</text:span><text:span text:style-name="T2">omencem a comentar apartat 3 Circuit sèrie resistència – inductor</text:span></text:p>
      <text:p text:style-name="P78"/>
      <text:p text:style-name="P50">D<text:span text:style-name="T20">imarts</text:span><text:tab/><text:tab/><text:tab/><text:span text:style-name="T58">23</text:span>/<text:span text:style-name="T54">01</text:span>/2<text:span text:style-name="T54">4</text:span><text:span text:style-name="T6">.</text:span></text:p>
      <text:p text:style-name="P187"><text:a xlink:type="simple" xlink:href="https://paulinoposada.github.io/web_e/documents/apunts/unitat_9_reactancia%20_impedancia/e_apunts_ud_9_gs.pdf"><text:span text:style-name="T56">Unitat 9 - reactancia</text:span></text:a></text:p>
      <text:p text:style-name="P76"><text:soft-page-break/><text:span text:style-name="T9">C</text:span><text:span text:style-name="T10">o</text:span><text:span text:style-name="T11">ntinuem amb</text:span><text:span text:style-name="T10"> apartat 3 Circuit sèrie resistència – inductor</text:span></text:p>
      <text:p text:style-name="P79"/>
      <text:p text:style-name="P234">D<text:span text:style-name="T20">imecres</text:span><text:tab/><text:tab/><text:tab/><text:span text:style-name="T58">24</text:span>/<text:span text:style-name="T54">01</text:span>/2<text:span text:style-name="T54">4</text:span><text:span text:style-name="T6">.</text:span></text:p>
      <text:p text:style-name="P80"><text:a xlink:type="simple" xlink:href="https://paulinoposada.github.io/web_e/documents/examens/240124_ome_map33b_examen.pdf"><text:span text:style-name="T9">E</text:span></text:a><text:a xlink:type="simple" xlink:href="https://paulinoposada.github.io/web_e/documents/examens/240124_ome_map33b_examen.pdf"><text:span text:style-name="T2">xamen</text:span></text:a></text:p>
      <text:p text:style-name="P51"/>
      <text:p text:style-name="P51">D<text:span text:style-name="T20">ijous</text:span><text:tab/><text:tab/><text:tab/><text:tab/><text:span text:style-name="T58">25</text:span>/<text:span text:style-name="T54">01</text:span>/2<text:span text:style-name="T54">4</text:span><text:span text:style-name="T6">.</text:span></text:p>
      <text:p text:style-name="P173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200"><text:span text:style-name="T13">Continuem amb</text:span><text:span text:style-name="T12"> pràctica 3 - Protecció d'un motor trifàsic mitjançant fusible i relé tèrmic (veure pàg. 318).</text:span></text:p>
      <text:p text:style-name="P206"/>
      <text:p text:style-name="P51">D<text:span text:style-name="T20">ivendres</text:span><text:tab/><text:tab/><text:tab/><text:span text:style-name="T58">26</text:span>/<text:span text:style-name="T54">01</text:span>/2<text:span text:style-name="T54">4</text:span><text:span text:style-name="T6">.</text:span></text:p>
      <text:p text:style-name="P209">Correcció examen del 24/01/24.</text:p>
      <text:p text:style-name="P221"/>
      <text:p text:style-name="P58">D<text:span text:style-name="T20">illuns</text:span><text:tab/><text:tab/><text:tab/><text:span text:style-name="T71">29</text:span>/<text:span text:style-name="T50">01</text:span>/2<text:span text:style-name="T50">4</text:span><text:span text:style-name="T6">.</text:span></text:p>
      <text:p text:style-name="P131"><text:span text:style-name="T45">Baixem al taller, continuem amb </text:span><text:a xlink:type="simple" xlink:href="https://paulinoposada.github.io/web_e/documents/llibre/llibre_capitol_13_practiques/llibre_electricitat_cap_13.pdf"><text:span text:style-name="T45">pràctica 6</text:span></text:a><text:span text:style-name="T45"> (inversión de giro con paro previo).</text:span></text:p>
      <text:p text:style-name="P222"/>
      <text:p text:style-name="P52">D<text:span text:style-name="T20">imarts</text:span><text:tab/><text:tab/><text:tab/><text:span text:style-name="T59">30</text:span>/<text:span text:style-name="T54">01</text:span>/2<text:span text:style-name="T54">4</text:span><text:span text:style-name="T6">.</text:span></text:p>
      <text:p text:style-name="P188"><text:a xlink:type="simple" xlink:href="https://paulinoposada.github.io/web_e/documents/apunts/unitat_9_reactancia%20_impedancia/e_apunts_ud_9_gs.pdf"><text:span text:style-name="T56">Unitat 9 - reactancia</text:span></text:a></text:p>
      <text:p text:style-name="P210">Comentem apartats </text:p>
      <text:p text:style-name="P210">4 Circuitos paralelo resistencia-inductor</text:p>
      <text:p text:style-name="P210">5 Codensadores en circuitos de CA</text:p>
      <text:p text:style-name="P210">6 Circuitos serie resistencia-condensador</text:p>
      <text:p text:style-name="P158"/>
      <text:p text:style-name="P53">D<text:span text:style-name="T20">imecres</text:span><text:tab/><text:tab/><text:tab/><text:span text:style-name="T59">31</text:span>/<text:span text:style-name="T54">01</text:span>/2<text:span text:style-name="T54">4</text:span><text:span text:style-name="T6">.</text:span></text:p>
      <text:p text:style-name="P214">Baja.</text:p>
      <text:p text:style-name="P189"/>
      <text:p text:style-name="P53">D<text:span text:style-name="T20">ijous</text:span><text:tab/><text:tab/><text:tab/><text:tab/><text:span text:style-name="T60">01</text:span>/<text:span text:style-name="T54">02</text:span>/2<text:span text:style-name="T54">4</text:span><text:span text:style-name="T6">.</text:span></text:p>
      <text:p text:style-name="P214">Baja.</text:p>
      <text:p text:style-name="P189"/>
      <text:p text:style-name="P189"/>
      <text:p text:style-name="P54">D<text:span text:style-name="T20">ivendres</text:span><text:tab/><text:tab/><text:tab/><text:span text:style-name="T61">02</text:span>/<text:span text:style-name="T54">02</text:span>/2<text:span text:style-name="T54">4</text:span><text:span text:style-name="T6">.</text:span></text:p>
      <text:p text:style-name="P215">Charla tema?</text:p>
      <text:p text:style-name="P220"/>
      <text:p text:style-name="P57">D<text:span text:style-name="T20">illuns</text:span><text:tab/><text:tab/><text:tab/><text:span text:style-name="T70">05</text:span>/<text:span text:style-name="T50">02</text:span>/2<text:span text:style-name="T50">4</text:span><text:span text:style-name="T6">.</text:span></text:p>
      <text:p text:style-name="P130"><text:span text:style-name="T45">Baixem al taller, continuem amb </text:span><text:a xlink:type="simple" xlink:href="https://paulinoposada.github.io/web_e/documents/llibre/llibre_capitol_13_practiques/llibre_electricitat_cap_13.pdf"><text:span text:style-name="T45">pràctica 6</text:span></text:a><text:span text:style-name="T45"> (inversión de giro con paro previo).</text:span></text:p>
      <text:p text:style-name="P57"/>
      <text:p text:style-name="P55">D<text:span text:style-name="T20">imarts</text:span><text:tab/><text:tab/><text:tab/><text:span text:style-name="T59">06</text:span>/<text:span text:style-name="T54">02</text:span>/2<text:span text:style-name="T54">4</text:span><text:span text:style-name="T6">.</text:span></text:p>
      <text:p text:style-name="P190"><text:a xlink:type="simple" xlink:href="https://paulinoposada.github.io/web_e/documents/apunts/unitat_9_reactancia%20_impedancia/e_apunts_ud_9_gs.pdf"><text:span text:style-name="T56">Unitat 9 - reactancia</text:span></text:a></text:p>
      <text:p text:style-name="P211">Comentem apartats </text:p>
      <text:p text:style-name="P211"><text:span text:style-name="T62">7</text:span> Circuitos paralelo resistencia-<text:span text:style-name="T62">condensador</text:span></text:p>
      <text:p text:style-name="P211"><text:span text:style-name="T62">Comencem a comentar apartat 8</text:span> <text:span text:style-name="T62">Factor de potencia en circuitos con resistencias y reactancias</text:span></text:p>
      <text:p text:style-name="P211"/>
      <text:p text:style-name="P56">D<text:span text:style-name="T20">imecres</text:span><text:tab/><text:tab/><text:tab/><text:span text:style-name="T59">07</text:span>/<text:span text:style-name="T54">02</text:span>/2<text:span text:style-name="T54">4</text:span><text:span text:style-name="T6">.</text:span></text:p>
      <text:p text:style-name="P191"><text:a xlink:type="simple" xlink:href="https://paulinoposada.github.io/web_e/documents/apunts/unitat_9_reactancia%20_impedancia/e_apunts_ud_9_gs.pdf"><text:span text:style-name="T56">Unitat 9 - reactancia</text:span></text:a></text:p>
      <text:p text:style-name="P212">Comentem apartats </text:p>
      <text:p text:style-name="P212"><text:span text:style-name="T62">Continuem comentant apartat 8</text:span> <text:span text:style-name="T62">Factor de potencia en circuitos con resistencias y reactancias</text:span></text:p>
      <text:p text:style-name="P212"/>
      <text:p text:style-name="P62"/>
      <text:p text:style-name="P235">D<text:span text:style-name="T20">ijous</text:span><text:tab/><text:tab/><text:tab/><text:tab/><text:span text:style-name="T63">08</text:span>/<text:span text:style-name="T54">02</text:span>/2<text:span text:style-name="T54">4</text:span><text:span text:style-name="T6">.</text:span></text:p>
      <text:p text:style-name="P174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201"><text:span text:style-name="T57">Continuem amb</text:span> pràctica 3 - Protecció d'un motor trifàsic mitjançant fusible i relé tèrmic (veure pàg. 318).</text:p>
      <text:p text:style-name="P216"/>
      <text:p text:style-name="P216">Terminen la pràctica 3 – Protecció motor amb seccionador fusible i relé tèrmic </text:p>
      <text:p text:style-name="P216">S.C. i J-G. panell 1</text:p>
      <text:p text:style-name="P216">C.S. i G.C. panell 2</text:p>
      <text:p text:style-name="P216">J.P. i T.F. panell 3</text:p>
      <text:p text:style-name="P216">D.F. i M.M. panell 4</text:p>
      <text:p text:style-name="P207"/>
      <text:p text:style-name="P217">Terminen la pràctica <text:span text:style-name="T64">6</text:span> – <text:span text:style-name="T64">Inversió de gir d'un motor trifàsic amb aturada prèvia</text:span></text:p>
      <text:p text:style-name="P218">D.F. i M.M. panell 4</text:p>
      <text:p text:style-name="P218"/>
      <text:p text:style-name="P218"><text:span text:style-name="T65">D</text:span><text:span text:style-name="T66">ivendres</text:span><text:span text:style-name="T65"><text:tab/><text:tab/><text:tab/></text:span><text:span text:style-name="T67">1</text:span><text:span text:style-name="T69">0</text:span><text:span text:style-name="T65">/</text:span><text:span text:style-name="T68">0</text:span><text:span text:style-name="T69">2</text:span><text:span text:style-name="T65">/2</text:span><text:span text:style-name="T68">4</text:span><text:span text:style-name="T43">.</text:span></text:p>
      <text:p text:style-name="P192"><text:a xlink:type="simple" xlink:href="https://paulinoposada.github.io/web_e/documents/apunts/unitat_9_reactancia%20_impedancia/e_apunts_ud_9_gs.pdf"><text:span text:style-name="T56">Unitat 9 - reactancia</text:span></text:a></text:p>
      <text:p text:style-name="P77"><text:span text:style-name="T6">C</text:span><text:span text:style-name="T2">omentem</text:span><text:span text:style-name="T9"> apartat </text:span><text:span text:style-name="T14">9</text:span><text:span text:style-name="T9"> </text:span><text:span text:style-name="T14">Potencia activa, reactiva y aparente.</text:span></text:p>
      <text:p text:style-name="P208"/>
      <text:p text:style-name="P57">D<text:span text:style-name="T20">illuns</text:span><text:tab/><text:tab/><text:tab/><text:span text:style-name="T70">12</text:span>/<text:span text:style-name="T50">02</text:span>/2<text:span text:style-name="T50">4</text:span><text:span text:style-name="T6">.</text:span></text:p>
      <text:p text:style-name="P130"><text:span text:style-name="T7">Baixem al taller, </text:span><text:span text:style-name="T39">continuem</text:span><text:span text:style-name="T7"> </text:span><text:span text:style-name="T70">amb </text:span><text:a xlink:type="simple" xlink:href="https://paulinoposada.github.io/web_e/documents/llibre/llibre_capitol_13_practiques/llibre_electricitat_cap_13.pdf"><text:span text:style-name="T70">pràctica 6</text:span></text:a><text:span text:style-name="T70"> (inversión de giro con paro previo).</text:span></text:p>
      <text:p text:style-name="P57"/>
      <text:p text:style-name="P60">D<text:span text:style-name="T20">imarts</text:span><text:tab/><text:tab/><text:tab/><text:span text:style-name="T72">13</text:span>/<text:span text:style-name="T54">02</text:span>/2<text:span text:style-name="T54">4</text:span><text:span text:style-name="T6">.</text:span></text:p>
      <text:p text:style-name="P193"><text:a xlink:type="simple" xlink:href="https://paulinoposada.github.io/web_e/documents/apunts/unitat_9_reactancia%20_impedancia/e_apunts_ud_9_gs.pdf"><text:span text:style-name="T56">Unitat 9 - reactancia</text:span></text:a></text:p>
      <text:p text:style-name="P213">Comentem <text:span text:style-name="T72">exercicis 9-1 a 5.</text:span> </text:p>
      <text:p text:style-name="P213"/>
      <text:p text:style-name="P61">D<text:span text:style-name="T20">imecres</text:span><text:tab/><text:tab/><text:tab/><text:span text:style-name="T72">14</text:span>/<text:span text:style-name="T54">02</text:span>/2<text:span text:style-name="T54">4</text:span><text:span text:style-name="T6">.</text:span></text:p>
      <text:p text:style-name="P194"><text:a xlink:type="simple" xlink:href="https://paulinoposada.github.io/web_e/documents/apunts/unitat_9_reactancia%20_impedancia/e_apunts_ud_9_gs.pdf"><text:span text:style-name="T56">Unitat 9 - reactancia</text:span></text:a></text:p>
      <text:p text:style-name="P223">Comentem apartats </text:p>
      <text:p text:style-name="P223">10 Factor de potencia.</text:p>
      <text:p text:style-name="P223">11 Corrección del factor de potencia</text:p>
      <text:p text:style-name="P223"/>
      <text:p text:style-name="P223">Comencem amb els exercicis de l'apartat 12.</text:p>
      <text:p text:style-name="P223">Fet exercicis 12-1 a 3.</text:p>
      <text:p text:style-name="P64"/>
      <text:p text:style-name="P64">D<text:span text:style-name="T20">ijous</text:span><text:tab/><text:tab/><text:tab/><text:tab/><text:span text:style-name="T73">15</text:span>/<text:span text:style-name="T54">02</text:span>/2<text:span text:style-name="T54">4</text:span><text:span text:style-name="T6">.</text:span></text:p>
      <text:p text:style-name="P175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202"><text:span text:style-name="T57">Continuem amb</text:span> pràctica 3 - Protecció d'un motor trifàsic mitjançant fusible i relé tèrmic (veure pàg. 318).</text:p>
      <text:p text:style-name="P219"/>
      <text:p text:style-name="P219"><text:span text:style-name="T73">Continuen amb</text:span> la pràctica 3 – Protecció motor amb seccionador fusible i relé tèrmic </text:p>
      <text:p text:style-name="P219">C.S. i G.C. panell 2</text:p>
      <text:p text:style-name="P219">J.P. i T.F. panell 3</text:p>
      <text:p text:style-name="P225">A.D y P. panell 8</text:p>
      <text:p text:style-name="P225"/>
      <text:p text:style-name="P63">D<text:span text:style-name="T20">ivendres</text:span><text:tab/><text:tab/><text:tab/><text:span text:style-name="T72">16</text:span>/<text:span text:style-name="T54">02</text:span>/2<text:span text:style-name="T54">4</text:span><text:span text:style-name="T6">.</text:span></text:p>
      <text:p text:style-name="P195"><text:a xlink:type="simple" xlink:href="https://paulinoposada.github.io/web_e/documents/apunts/unitat_9_reactancia%20_impedancia/e_apunts_ud_9_gs.pdf"><text:span text:style-name="T56">Unitat 9 - reactancia</text:span></text:a></text:p>
      <text:p text:style-name="P224">Comentem els exercicis de l'apartat 12.</text:p>
      <text:p text:style-name="P224">Fet exercicis 12-<text:span text:style-name="T74">4 a 7</text:span>.</text:p>
      <text:p text:style-name="P224"/>
      <text:p text:style-name="P65">D<text:span text:style-name="T20">illuns</text:span><text:tab/><text:tab/><text:tab/><text:span text:style-name="T70">19</text:span>/<text:span text:style-name="T50">02</text:span>/2<text:span text:style-name="T50">4</text:span><text:span text:style-name="T6">.</text:span></text:p>
      <text:p text:style-name="P133"><text:span text:style-name="T45">Baixem al taller, continuem amb </text:span><text:a xlink:type="simple" xlink:href="https://paulinoposada.github.io/web_e/documents/llibre/llibre_capitol_13_practiques/llibre_electricitat_cap_13.pdf"><text:span text:style-name="T45">pràctica 6</text:span></text:a><text:span text:style-name="T45"> (inversión de giro con paro previo).</text:span></text:p>
      <text:p text:style-name="P65"/>
      <text:p text:style-name="P241">D<text:span text:style-name="T20">imarts</text:span><text:tab/><text:tab/><text:tab/><text:span text:style-name="T75">20</text:span>/<text:span text:style-name="T54">02</text:span>/2<text:span text:style-name="T54">4</text:span><text:span text:style-name="T6">.</text:span></text:p>
      <text:p text:style-name="P239"><text:a xlink:type="simple" xlink:href="https://paulinoposada.github.io/web_e/documents/apunts/unitat_9_reactancia%20_impedancia/e_apunts_ud_9_gs.pdf"><text:span text:style-name="T56">Unitat 9 - reactancia</text:span></text:a></text:p>
      <text:p text:style-name="P240">Comentem <text:span text:style-name="T72">exercicis 12-8 a 11.</text:span> </text:p>
      <text:p text:style-name="P240"/>
      <text:p text:style-name="P237">D<text:span text:style-name="T20">imecres</text:span><text:tab/><text:tab/><text:tab/><text:span text:style-name="T75">21</text:span>/<text:span text:style-name="T54">02</text:span>/2<text:span text:style-name="T54">4</text:span><text:span text:style-name="T6">.</text:span></text:p>
      <text:p text:style-name="P239"><text:a xlink:type="simple" xlink:href="https://paulinoposada.github.io/web_e/documents/apunts/unitat_9_reactancia%20_impedancia/e_apunts_ud_9_gs.pdf"><text:span text:style-name="T56">Unitat 9 - reactancia</text:span></text:a></text:p>
      <text:p text:style-name="P240">Comentem <text:span text:style-name="T72">exercici 12-1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2-21T16:04:36.556856762</dc:date>
    <meta:editing-duration>PT1H38M38S</meta:editing-duration>
    <meta:editing-cycles>86</meta:editing-cycles>
    <meta:document-statistic meta:table-count="0" meta:image-count="0" meta:object-count="0" meta:page-count="11" meta:paragraph-count="301" meta:word-count="1421" meta:character-count="9550" meta:non-whitespace-character-count="8247"/>
  </office:meta>
</office:document-meta>
</file>